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Kelde becomes attacked by Eye</text:p>
      <text:p text:style-name="P2"/>
      <text:p text:style-name="P1">Summery:<text:tab/>Interaction between Kelde and Eye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Walks into Eye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Eye inflict damage on Kelde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5-31T08:45:53.75</dc:date>
    <dc:creator>Anders Bolin</dc:creator>
    <meta:editing-duration>PT1H14M7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1" meta:paragraph-count="26" meta:word-count="50" meta:character-count="240"/>
  </office:meta>
</office:document-meta>
</file>